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rbi" svg:font-family="Calirbi"/>
    <style:font-face style:name="Calibri" svg:font-family="Calibri" style:font-family-generic="swiss"/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 style:list-style-name="WWNum8">
      <style:paragraph-properties fo:margin-left="0in" fo:margin-right="0in" fo:margin-top="0.1665in" fo:margin-bottom="0.1945in" style:contextual-spacing="false" fo:text-indent="0in" style:auto-text-indent="false"/>
    </style:style>
    <style:style style:name="P2" style:family="paragraph" style:parent-style-name="List_20_Paragraph">
      <style:paragraph-properties fo:margin-left="0.6874in" fo:margin-right="0in" fo:text-indent="0in" style:auto-text-indent="false"/>
      <style:text-properties fo:color="#4f81bd" loext:opacity="100%" style:font-name="Arial" fo:language="en" fo:country="US" fo:font-weight="bold" style:language-asian="en" style:country-asian="US" style:font-weight-asian="bold" style:font-name-complex="Arial1"/>
    </style:style>
    <style:style style:name="P3" style:family="paragraph" style:parent-style-name="List_20_Paragraph" style:list-style-name="WWNum8">
      <style:paragraph-properties fo:margin-left="0in" fo:margin-right="0in" fo:margin-top="0in" fo:margin-bottom="0.1945in" style:contextual-spacing="true" fo:text-indent="0in" style:auto-text-indent="false"/>
    </style:style>
    <style:style style:name="P4" style:family="paragraph" style:parent-style-name="List_20_Paragraph">
      <style:paragraph-properties fo:margin-left="0in" fo:margin-right="0in" fo:text-indent="0in" style:auto-text-indent="false"/>
    </style:style>
    <style:style style:name="P5" style:family="paragraph" style:parent-style-name="List_20_Paragraph" style:list-style-name="WWNum8">
      <style:paragraph-properties fo:margin-left="0in" fo:margin-right="0in" fo:text-indent="0in" style:auto-text-indent="false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color="#800080" loext:opacity="100%" style:font-name="Calibri" fo:font-size="11pt" officeooo:rsid="0010a8ae" officeooo:paragraph-rsid="0010a8ae" style:font-size-asian="9.60000038146973pt" style:font-size-complex="11pt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color="#800080" loext:opacity="100%" style:font-name="Calibri" fo:font-size="11pt" officeooo:rsid="0010a8ae" officeooo:paragraph-rsid="001221c4" style:font-size-asian="9.60000038146973pt" style:font-size-complex="11pt"/>
    </style:style>
    <style:style style:name="P8" style:family="paragraph" style:parent-style-name="Standard">
      <style:text-properties fo:color="#4f81bd" loext:opacity="100%" style:font-name="Arial" fo:font-weight="bold" style:language-asian="en" style:country-asian="US" style:font-weight-asian="bold" style:font-name-complex="Arial1"/>
    </style:style>
    <style:style style:name="P9" style:family="paragraph" style:parent-style-name="Standard">
      <style:text-properties fo:font-size="14pt" fo:language="en" fo:country="US" fo:font-style="italic" style:font-size-asian="14pt" style:font-style-asian="italic"/>
    </style:style>
    <style:style style:name="P10" style:family="paragraph" style:parent-style-name="Standard">
      <style:text-properties fo:color="#800080" loext:opacity="100%" style:font-name="Calibri" fo:font-size="11pt" fo:language="en" fo:country="US" officeooo:rsid="000a2fb8" officeooo:paragraph-rsid="000a2fb8" style:font-size-asian="9.60000038146973pt" style:font-size-complex="11pt"/>
    </style:style>
    <style:style style:name="P11" style:family="paragraph" style:parent-style-name="Standard">
      <style:paragraph-properties fo:margin-top="0in" fo:margin-bottom="0in" style:contextual-spacing="false"/>
      <style:text-properties fo:color="#800080" loext:opacity="100%" style:font-name="Calibri" fo:font-size="11pt" fo:language="en" fo:country="US" fo:font-weight="bold" officeooo:rsid="00063afa" officeooo:paragraph-rsid="00063afa" style:font-size-asian="9.60000038146973pt" style:font-weight-asian="bold" style:font-size-complex="11pt"/>
    </style:style>
    <style:style style:name="P12" style:family="paragraph" style:parent-style-name="Standard">
      <style:paragraph-properties fo:margin-top="0in" fo:margin-bottom="0in" style:contextual-spacing="false"/>
      <style:text-properties fo:color="#800080" loext:opacity="100%" style:font-name="Calibri" fo:font-size="11pt" fo:language="en" fo:country="US" fo:font-weight="bold" officeooo:rsid="00096b4a" officeooo:paragraph-rsid="00096b4a" style:font-size-asian="9.60000038146973pt" style:font-weight-asian="bold" style:font-size-complex="11pt"/>
    </style:style>
    <style:style style:name="P13" style:family="paragraph" style:parent-style-name="Standard">
      <style:paragraph-properties fo:margin-top="0in" fo:margin-bottom="0.1945in" style:contextual-spacing="false"/>
      <style:text-properties fo:color="#800080" loext:opacity="100%" style:font-name="Calirbi" fo:font-size="11pt" fo:language="en" fo:country="US" officeooo:rsid="00063afa" officeooo:paragraph-rsid="00063afa" style:font-size-asian="9.60000038146973pt" style:font-size-complex="11pt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color="#4f81bd" loext:opacity="100%" style:font-name="Arial" fo:font-size="14pt" fo:font-weight="bold" style:font-size-asian="14pt" style:language-asian="en" style:country-asian="US" style:font-weight-asian="bold" style:font-name-complex="Arial1"/>
    </style:style>
    <style:style style:name="T2" style:family="text">
      <style:text-properties fo:color="#4f81bd" loext:opacity="100%" style:font-name="Arial" fo:font-size="14pt" fo:language="en" fo:country="US" fo:font-weight="bold" style:font-size-asian="14pt" style:language-asian="en" style:country-asian="US" style:font-weight-asian="bold" style:font-name-complex="Arial1"/>
    </style:style>
    <style:style style:name="T3" style:family="text">
      <style:text-properties fo:font-size="14pt" fo:font-style="italic" style:font-size-asian="14pt" style:font-style-asian="italic"/>
    </style:style>
    <style:style style:name="T4" style:family="text">
      <style:text-properties fo:font-size="14pt" fo:language="en" fo:country="US" fo:font-style="italic" style:font-size-asian="14pt" style:font-style-asian="italic"/>
    </style:style>
    <style:style style:name="T5" style:family="text">
      <style:text-properties fo:font-size="14pt" fo:language="en" fo:country="US" fo:font-style="italic" style:font-size-asian="14pt" style:language-asian="en" style:country-asian="US" style:font-style-asian="italic"/>
    </style:style>
    <style:style style:name="T6" style:family="text">
      <style:text-properties style:font-name="Times New Roman" fo:font-size="12pt" fo:font-style="normal" style:font-size-asian="12pt" style:font-style-asian="normal" style:font-name-complex="Times New Roman1"/>
    </style:style>
    <style:style style:name="T7" style:family="text">
      <style:text-properties style:font-name="Times New Roman" fo:font-size="12pt" fo:language="en" fo:country="US" fo:font-style="normal" style:font-size-asian="12pt" style:font-style-asian="normal" style:font-name-complex="Times New Roman1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96b4a" style:font-weight-asian="bold"/>
    </style:style>
    <style:style style:name="T10" style:family="text">
      <style:text-properties fo:font-weight="bold" officeooo:rsid="001167ed" style:font-weight-asian="bold"/>
    </style:style>
    <style:style style:name="T11" style:family="text">
      <style:text-properties fo:font-weight="bold" officeooo:rsid="001221c4" style:font-weight-asian="bold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officeooo:rsid="0007d959"/>
    </style:style>
    <style:style style:name="T16" style:family="text">
      <style:text-properties style:language-asian="ru" style:country-asian="RU"/>
    </style:style>
    <style:style style:name="T17" style:family="text">
      <style:text-properties officeooo:rsid="00096b4a" style:language-asian="ru" style:country-asian="RU"/>
    </style:style>
    <style:style style:name="T18" style:family="text">
      <style:text-properties officeooo:rsid="000a2fb8" style:language-asian="ru" style:country-asian="RU"/>
    </style:style>
    <style:style style:name="T19" style:family="text">
      <style:text-properties officeooo:rsid="000d25a2" style:language-asian="ru" style:country-asian="RU"/>
    </style:style>
    <style:style style:name="T20" style:family="text">
      <style:text-properties officeooo:rsid="000edfdb" style:language-asian="ru" style:country-asian="RU"/>
    </style:style>
    <style:style style:name="T21" style:family="text">
      <style:text-properties officeooo:rsid="0010a8ae" style:language-asian="ru" style:country-asian="RU"/>
    </style:style>
    <style:style style:name="T22" style:family="text">
      <style:text-properties officeooo:rsid="000a2fb8"/>
    </style:style>
    <style:style style:name="T23" style:family="text">
      <style:text-properties officeooo:rsid="000b771c"/>
    </style:style>
    <style:style style:name="T24" style:family="text">
      <style:text-properties officeooo:rsid="001430ff"/>
    </style:style>
    <style:style style:name="T25" style:family="text">
      <style:text-properties officeooo:rsid="00162354"/>
    </style:style>
    <style:style style:name="T26" style:family="text">
      <style:text-properties style:text-position="sub 58%" officeooo:rsid="00162354"/>
    </style:style>
    <style:style style:name="T27" style:family="text">
      <style:text-properties style:text-position="0% 100%" officeooo:rsid="00162354"/>
    </style:style>
    <style:style style:name="T28" style:family="text">
      <style:text-properties style:text-position="0% 100%" officeooo:rsid="0017b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Assignment </text:span><text:span text:style-name="T2"><text:s/>4</text:span><text:span text:style-name="T1"> – </text:span><text:span text:style-name="T2">Queue</text:span><text:span text:style-name="T1">s</text:span><text:span text:style-name="T2"> and Lists</text:span></text:p>
      <text:p text:style-name="P8"/>
      <text:p text:style-name="P2"/>
      <text:p text:style-name="Standard"><text:span text:style-name="T3">Write pseudo-code for problems requiring code. Do not write Java, Python or C++. You are responsible for the appropriate level of detail</text:span><text:span text:style-name="T4">. </text:span><text:span text:style-name="T3"><text:s/>For the questions asking for justification, please provide a detailed mathematically oriented discussion. A proof is not required.</text:span></text:p>
      <text:p text:style-name="P9"/>
      <text:p text:style-name="P9"/>
      <text:list xml:id="list2518271139" text:style-name="WWNum8">
        <text:list-item>
          <text:h text:style-name="P1" text:outline-level="2"><text:span text:style-name="T6">Develop an ADT speci</text:span><text:span text:style-name="T7">fi</text:span><text:span text:style-name="T6">cation for a priority queue.</text:span><text:span text:style-name="T7"> <text:s/>A priority queue is like a FIFO queue except that items are ordered by some priority setting instead of time. In fact, you may think of a FIFO queue as a priority queue in which the time stamp is used to define priority.</text:span></text:h>
        </text:list-item>
      </text:list>
      <text:p text:style-name="P10">ADT priorityQueue</text:p>
      <text:p text:style-name="P10"/>
      <text:p text:style-name="P10">data: </text:p>
      <text:p text:style-name="P10">headNode, tailNode, data</text:p>
      <text:p text:style-name="P10"/>
      <text:p text:style-name="P10">methods</text:p>
      <text:p text:style-name="P10"><text:tab/>empty</text:p>
      <text:p text:style-name="P10"><text:tab/><text:tab/>input - <text:span text:style-name="T23">none</text:span></text:p>
      <text:p text:style-name="P10"><text:tab/><text:tab/>precondition - <text:span text:style-name="T23">none</text:span></text:p>
      <text:p text:style-name="P10"><text:tab/><text:tab/>process – <text:span text:style-name="T23">check if the priorityQueue contains any items</text:span></text:p>
      <text:p text:style-name="P10"><text:tab/><text:tab/>postcondition - <text:span text:style-name="T23">none</text:span></text:p>
      <text:p text:style-name="P10"><text:tab/><text:tab/>output – <text:span text:style-name="T23">true returned if priorityQueue is empty, false if priorityQueue has data</text:span></text:p>
      <text:p text:style-name="P10"><text:tab/>delete</text:p>
      <text:p text:style-name="P10"><text:tab/><text:tab/>input - <text:span text:style-name="T23">none</text:span></text:p>
      <text:p text:style-name="P10"><text:tab/><text:tab/>precondition – <text:span text:style-name="T23">the priorityQueue is not empty</text:span></text:p>
      <text:p text:style-name="P10"><text:tab/><text:tab/>process – <text:span text:style-name="T23">deletes the first item or head of the priority queue</text:span></text:p>
      <text:p text:style-name="P10"><text:tab/><text:tab/>postcondition - <text:span text:style-name="T23">none</text:span></text:p>
      <text:p text:style-name="P10"><text:tab/><text:tab/>output – <text:span text:style-name="T23">returns the head→data of the priorityQueue</text:span></text:p>
      <text:p text:style-name="P10"><text:tab/>insert</text:p>
      <text:p text:style-name="P10"><text:tab/><text:tab/>input – <text:span text:style-name="T23">data item to be stored in the queue and priority</text:span></text:p>
      <text:p text:style-name="P10"><text:tab/><text:tab/>precondition – <text:span text:style-name="T23">there is enough memory allocated to fit the additional node</text:span></text:p>
      <text:p text:style-name="P10"><text:tab/><text:tab/>process – <text:span text:style-name="T23">traverse the priorityQueue and insert data item to be stored </text:span><text:span text:style-name="T24">after the last</text:span><text:span text:style-name="T23"> item <text:tab/><text:tab/><text:tab/>having the same priority</text:span></text:p>
      <text:p text:style-name="P10"><text:tab/><text:tab/>postcondition – <text:span text:style-name="T23">priorityQueue→length is increased by 1</text:span></text:p>
      <text:p text:style-name="P10"><text:tab/><text:tab/>output - <text:span text:style-name="T23">non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90802344132424" text:continue-numbering="true" text:style-name="WWNum8">
        <text:list-item>
          <text:p text:style-name="P3"><text:soft-page-break/><text:span text:style-name="T8">Write an algorithm to </text:span><text:span text:style-name="T13">r</text:span><text:span text:style-name="T8">everse a </text:span><text:span text:style-name="T13">singly linked </text:span><text:span text:style-name="T8">list, so that the last element become the first and so on. Do NOT use Deletion - rearrange the pointe</text:span><text:span text:style-name="T9">­</text:span><text:span text:style-name="T8">rs.</text:span><text:span text:style-name="T13"> </text:span></text:p>
        </text:list-item>
      </text:list>
      <text:p text:style-name="P11"><text:span text:style-name="T22">List </text:span>reverse<text:span text:style-name="T15">List</text:span>(inputList)</text:p>
      <text:p text:style-name="P11"><text:tab/><text:span text:style-name="T17">reverseListHelpter(inputList, inputList→head, </text:span><text:span text:style-name="T19">outputList</text:span><text:span text:style-name="T17">)</text:span></text:p>
      <text:p text:style-name="P11"><text:span text:style-name="T17"><text:tab/></text:span><text:span text:style-name="T19">return outputList</text:span></text:p>
      <text:p text:style-name="P11"><text:span text:style-name="T17"/></text:p>
      <text:p text:style-name="P12"><text:span text:style-name="T21">void </text:span><text:span text:style-name="T16">reverseListHelpter(inputList, node,</text:span><text:span text:style-name="T19">outputList</text:span><text:span text:style-name="T16">)</text:span></text:p>
      <text:p text:style-name="P12"><text:span text:style-name="T16"><text:tab/>if node-</text:span><text:span text:style-name="T20">&gt;next</text:span><text:span text:style-name="T16"> is not null //</text:span><text:span text:style-name="T20">look at node→next so first append is not null</text:span></text:p>
      <text:p text:style-name="P12"><text:span text:style-name="T16"><text:tab/><text:tab/></text:span><text:span text:style-name="T18">reverseListHelper(inputList, node→next, </text:span><text:span text:style-name="T19">outputList</text:span><text:span text:style-name="T18">)</text:span></text:p>
      <text:p text:style-name="P12"><text:span text:style-name="T18"><text:tab/></text:span><text:span text:style-name="T19">outputList.append(node)</text:span></text:p>
      <text:p text:style-name="P11"/>
      <text:list xml:id="list190802215012221" text:continue-numbering="true" text:style-name="WWNum8">
        <text:list-item>
          <text:p text:style-name="P3"><text:span text:style-name="T8">What is the average number of nodes accessed in search for a particular element in an unordered list? In an ordered list? In an unordered array? In an ordered array?</text:span><text:span text:style-name="T13"> Note that a list could be implemented as a linked structure or within an array.</text:span></text:p>
        </text:list-item>
      </text:list>
      <text:p text:style-name="P13">Unordered list – <text:span text:style-name="T25">n/2 must be searched sequentially or randomly. The average of the best and worst case scenario wil be n/2</text:span></text:p>
      <text:p text:style-name="P13">ordered list – <text:span text:style-name="T25">log</text:span><text:span text:style-name="T26">2</text:span><text:span text:style-name="T27">n if implemented as an array or n/2 if implemented as a linked structure. An array can be accessed randomly allowing for a binary search.</text:span></text:p>
      <text:p text:style-name="P13">unordered arrary – <text:span text:style-name="T25">n/2 – average of worst and best case scenarios</text:span></text:p>
      <text:p text:style-name="P13">ordered array – <text:span text:style-name="T25">log</text:span><text:span text:style-name="T26">2</text:span><text:span text:style-name="T27">n can perform a binary search. </text:span><text:span text:style-name="T28">Should never have to search every single index of array even if worst case scenario</text:span></text:p>
      <text:list xml:id="list190800907875319" text:continue-numbering="true" text:style-name="WWNum8">
        <text:list-item>
          <text:p text:style-name="P5"><text:span text:style-name="T8">Write a routine to interchange the </text:span><text:span text:style-name="T14">m</text:span><text:span text:style-name="T8">th and </text:span><text:span text:style-name="T14">n</text:span><text:span text:style-name="T8">th elements of a</text:span><text:span text:style-name="T13"> singly-linked</text:span><text:span text:style-name="T8"> list. </text:span><text:span text:style-name="T13">You may assume that the ranks m and n are passed in as parameters. Allow for all the ways that m and n can occur. </text:span><text:span text:style-name="T8">You must rearrange the pointers, not simply swap the contents</text:span></text:p>
        </text:list-item>
      </text:list>
      <text:p text:style-name="P4"><text:span text:style-name="T8"/></text:p>
      <text:p text:style-name="P6"><text:span text:style-name="T8">interchange (inputList, m, n)</text:span></text:p>
      <text:p text:style-name="P6"><text:span text:style-name="T8"><text:tab/></text:span><text:span text:style-name="T10">if m is less than inputList→length and n is less than inputList→length</text:span></text:p>
      <text:p text:style-name="P6"><text:span text:style-name="T10"><text:tab/><text:tab/></text:span><text:span text:style-name="T11">mNode = nNode = tempNode = inputList-&gt;head</text:span></text:p>
      <text:p text:style-name="P6"><text:span text:style-name="T10"><text:tab/><text:tab/>for m iterations</text:span></text:p>
      <text:p text:style-name="P6"><text:span text:style-name="T10"><text:tab/><text:tab/><text:tab/></text:span><text:span text:style-name="T11">m0Node = mNode //previous node to mNode</text:span></text:p>
      <text:p text:style-name="P6"><text:span text:style-name="T10"><text:tab/><text:tab/><text:tab/></text:span><text:span text:style-name="T11">mNode = mNode→next</text:span></text:p>
      <text:p text:style-name="P6"><text:span text:style-name="T11"><text:tab/><text:tab/>for n iterations</text:span></text:p>
      <text:p text:style-name="P6"><text:span text:style-name="T11"><text:tab/><text:tab/><text:tab/>n0Node = nNode //previous node to nNode</text:span></text:p>
      <text:p text:style-name="P6"><text:span text:style-name="T11"><text:tab/><text:tab/><text:tab/>nNode = nNode→ next</text:span></text:p>
      <text:p text:style-name="P6"><text:span text:style-name="T11"><text:tab/><text:tab/>n0Node→next = nNode→next <text:s/><text:tab/><text:tab/>//do not need to know n0Node→next</text:span></text:p>
      <text:p text:style-name="P7"><text:span text:style-name="T11"><text:tab/><text:tab/>m0Node→next = nNode<text:tab/><text:tab/><text:tab/>//so use it to save nNode→next</text:span></text:p>
      <text:p text:style-name="P6"><text:span text:style-name="T11"><text:tab/><text:tab/>nNode→next = mMode → next</text:span></text:p>
      <text:p text:style-name="P6"><text:span text:style-name="T11"><text:tab/><text:tab/>mNode→next = n0Node→next </text:span></text:p>
      <text:p text:style-name="P6"><text:span text:style-name="T11"><text:tab/><text:tab/>n0Node→next = mN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rbi" svg:font-family="Calirbi"/>
    <style:font-face style:name="Calibri" svg:font-family="Calibri" style:font-family-generic="swiss"/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fo:language="ru" fo:country="RU" style:font-size-asian="12pt" style:language-asian="ru" style:country-asian="RU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1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ading - EN605.202.81 - HW4</dc:title>
    <meta:initial-creator>Eleanor</meta:initial-creator>
    <meta:editing-cycles>16</meta:editing-cycles>
    <meta:print-date>2014-01-20T19:08:00</meta:print-date>
    <meta:creation-date>2014-01-20T19:10:00</meta:creation-date>
    <dc:date>2021-02-23T19:07:51.955903075</dc:date>
    <meta:editing-duration>PT55M31S</meta:editing-duration>
    <meta:generator>LibreOffice/7.0.4.2$Linux_X86_64 LibreOffice_project/00$Build-2</meta:generator>
    <meta:document-statistic meta:table-count="0" meta:image-count="0" meta:object-count="0" meta:page-count="2" meta:paragraph-count="53" meta:word-count="529" meta:character-count="3311" meta:non-whitespace-character-count="2742"/>
    <meta:user-defined meta:name="AppVersion">16.0000</meta:user-defined>
    <meta:template xlink:type="simple" xlink:actuate="onRequest" xlink:title="Normal" xlink:href=""/>
  </office:meta>
</office:document-meta>
</file>